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main-title"/>Main Title<text:bookmark-end text:name="main-title"/></text:h>
      <text:h text:style-name="Heading_20_2" text:outline-level="2"><text:bookmark-start text:name="section-1"/>Section 1<text:bookmark-end text:name="section-1"/></text:h>
      <text:p text:style-name="First_20_paragraph">This is a paragraph content within Section 1.</text:p>
      <text:h text:style-name="Heading_20_3" text:outline-level="3"><text:bookmark-start text:name="subsection-1.1"/>Subsection 1.1<text:bookmark-end text:name="subsection-1.1"/></text:h>
      <text:p text:style-name="First_20_paragraph">This subsection has a string content.</text:p>
      <text:h text:style-name="Heading_20_4" text:outline-level="4"><text:bookmark-start text:name="subsubsection-1.1.1"/>Subsubsection 1.1.1<text:bookmark-end text:name="subsubsection-1.1.1"/></text:h>
      <text:p text:style-name="First_20_paragraph">This subsubsection has content represented as a list: - Item 1 - Item 2 - Item 3</text:p>
      <text:h text:style-name="Heading_20_5" text:outline-level="5"><text:bookmark-start text:name="subsubsubsection-1.1.1.1"/>Subsubsubsection 1.1.1.1<text:bookmark-end text:name="subsubsubsection-1.1.1.1"/></text:h>
      <text:p text:style-name="First_20_paragraph">This subsubsubsection has a single paragraph content.</text:p>
      <text:h text:style-name="Heading_20_3" text:outline-level="3"><text:bookmark-start text:name="subsection-1.2"/>Subsection 1.2<text:bookmark-end text:name="subsection-1.2"/></text:h>
      <text:p text:style-name="First_20_paragraph">This subsection has another paragraph content.</text:p>
      <text:h text:style-name="Heading_20_2" text:outline-level="2"><text:bookmark-start text:name="section-2"/>Section 2<text:bookmark-end text:name="section-2"/></text:h>
      <text:p text:style-name="First_20_paragraph">This section has content as a list: 1. First item 2. Second item 3. Third item</text:p>
      <text:h text:style-name="Heading_20_3" text:outline-level="3"><text:bookmark-start text:name="subsection-2.1"/>Subsection 2.1<text:bookmark-end text:name="subsection-2.1"/></text:h>
      <text:p text:style-name="First_20_paragraph">Another string content for this subsection.</text:p>
      <text:h text:style-name="Heading_20_4" text:outline-level="4"><text:bookmark-start text:name="subsubsection-2.1.1"/>Subsubsection 2.1.1<text:bookmark-end text:name="subsubsection-2.1.1"/></text:h>
      <text:p text:style-name="First_20_paragraph">A string content at this level.</text:p>
      <text:h text:style-name="Heading_20_5" text:outline-level="5"><text:bookmark-start text:name="subsubsubsection-2.1.1.1"/>Subsubsubsection 2.1.1.1<text:bookmark-end text:name="subsubsubsection-2.1.1.1"/></text:h>
      <text:p text:style-name="First_20_paragraph">Content represented as a list: - Bullet 1 - Bullet 2</text:p>
      <text:h text:style-name="Heading_20_2" text:outline-level="2"><text:bookmark-start text:name="section-3"/>Section 3<text:bookmark-end text:name="section-3"/></text:h>
      <text:p text:style-name="First_20_paragraph">This section has mixed content: - <text:span text:style-name="T1">Bold item</text:span> - <text:span text:style-name="T2">Italic item</text:span> - <text:span text:style-name="Source_Text">Inline code item</text:span></text:p>
      <text:h text:style-name="Heading_20_3" text:outline-level="3"><text:bookmark-start text:name="subsection-3.1"/>Subsection 3.1<text:bookmark-end text:name="subsection-3.1"/></text:h>
      <text:h text:style-name="Heading_20_4" text:outline-level="4"><text:bookmark-start text:name="subsubsection-3.1.1"/>Subsubsection 3.1.1<text:bookmark-end text:name="subsubsection-3.1.1"/></text:h>
      <text:p text:style-name="First_20_paragraph">This subsubsection contains: 1. <text:span text:style-name="T1">Ordered list item 1</text:span> 2. <text:span text:style-name="T2">Ordered list item 2</text:span> 3. <text:span text:style-name="Source_Text">Ordered list item 3</text:span></text:p>
      <text:h text:style-name="Heading_20_5" text:outline-level="5"><text:bookmark-start text:name="subsubsubsection-3.1.1.1"/>Subsubsubsection 3.1.1.1<text:bookmark-end text:name="subsubsubsection-3.1.1.1"/></text:h>
      <text:p text:style-name="First_20_paragraph">Plain paragraph content for this deepest le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1-16T14:56:09Z</meta:creation-date>
    <dc:date>2025-01-16T14:56:09Z</dc:date>
  </office:meta>
</office:document-meta>
</file>